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2027bf" officeooo:paragraph-rsid="002027bf"/>
    </style:style>
    <style:style style:name="P2" style:family="paragraph" style:parent-style-name="Standard">
      <style:paragraph-properties fo:line-height="200%" fo:text-align="end" style:justify-single-word="false"/>
      <style:text-properties officeooo:rsid="001e641e" officeooo:paragraph-rsid="001e641e"/>
    </style:style>
    <style:style style:name="P3" style:family="paragraph" style:parent-style-name="Standard">
      <style:paragraph-properties fo:line-height="200%" fo:text-align="center" style:justify-single-word="false"/>
      <style:text-properties officeooo:rsid="001e641e" officeooo:paragraph-rsid="001e641e"/>
    </style:style>
    <style:style style:name="P4" style:family="paragraph" style:parent-style-name="Standard">
      <style:paragraph-properties fo:line-height="200%" fo:text-align="center" style:justify-single-word="false"/>
      <style:text-properties officeooo:paragraph-rsid="001e641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gr1" style:family="graphic">
      <style:graphic-properties draw:fill-color="#ffffff" draw:textarea-horizontal-align="justify" draw:textarea-vertical-align="middle" draw:auto-grow-height="false" fo:min-height="0.0764in" fo:min-width="0.0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638in" fo:min-width="0.0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0626in" fo:min-width="0.0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602in" fo:min-width="0.0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0736in" fo:min-width="0.08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0555in" fo:min-width="0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072in" fo:min-width="0.0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0.0807in" fo:min-width="0.0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draw:fill-color="#ffffff" draw:textarea-horizontal-align="justify" draw:textarea-vertical-align="middle" draw:auto-grow-height="false" fo:min-height="0.2992in" fo:min-width="1.4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Frame">
      <style:graphic-properties draw:fill-color="#ffffff" draw:textarea-horizontal-align="justify" draw:textarea-vertical-align="middle" draw:auto-grow-height="false" fo:min-height="0.2602in" fo:min-width="1.3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parent-style-name="Frame">
      <style:graphic-properties draw:fill-color="#ffffff" draw:textarea-horizontal-align="justify" draw:textarea-vertical-align="middle" draw:auto-grow-height="false" fo:min-height="0.2772in" fo:min-width="1.9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 style:parent-style-name="Frame">
      <style:graphic-properties draw:fill-color="#ffffff" draw:textarea-horizontal-align="justify" draw:textarea-vertical-align="middle" draw:auto-grow-height="false" fo:min-height="0.2602in" fo:min-width="1.1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 style:parent-style-name="Frame">
      <style:graphic-properties draw:fill-color="#ffffff" draw:textarea-horizontal-align="justify" draw:textarea-vertical-align="middle" draw:auto-grow-height="false" fo:min-height="0.2866in" fo:min-width="1.1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nveer Salim<text:line-break/>CS 3365</text:p>
      <text:p text:style-name="P2">April 5, 2020</text:p>
      <text:p text:style-name="P3">Class Diagram: AdventureSimulator Project</text:p>
      <text:p text:style-name="P4"><draw:custom-shape text:anchor-type="paragraph" draw:z-index="0" draw:name="Shape6" draw:style-name="gr14" draw:text-style-name="P5" svg:width="1.1197in" svg:height="0.287in" svg:x="3.1465in" svg:y="0.4339in"><text:p text:style-name="P1">Dice</text:p><draw:enhanced-geometry svg:viewBox="0 0 21600 21600" draw:type="rectangle" draw:enhanced-path="M 0 0 L 21600 0 21600 21600 0 21600 0 0 Z N"/></draw:custom-shape><draw:custom-shape text:anchor-type="paragraph" draw:z-index="1" draw:name="Shape1" draw:style-name="gr13" draw:text-style-name="P5" svg:width="1.1657in" svg:height="0.2606in" svg:x="3.172in" svg:y="1.7161in"><text:p text:style-name="P1">Enemies</text:p><draw:enhanced-geometry svg:viewBox="0 0 21600 21600" draw:type="rectangle" draw:enhanced-path="M 0 0 L 21600 0 21600 21600 0 21600 0 0 Z N"/></draw:custom-shape><draw:custom-shape text:anchor-type="paragraph" draw:z-index="2" draw:name="Shape7" draw:style-name="gr12" draw:text-style-name="P5" svg:width="1.9276in" svg:height="0.2776in" svg:x="2.6717in" svg:y="3.0055in"><text:p text:style-name="P1">AdventureSimulator</text:p><draw:enhanced-geometry svg:viewBox="0 0 21600 21600" draw:type="rectangle" draw:enhanced-path="M 0 0 L 21600 0 21600 21600 0 21600 0 0 Z N"/></draw:custom-shape><draw:custom-shape text:anchor-type="paragraph" draw:z-index="3" draw:name="Shape8" draw:style-name="gr11" draw:text-style-name="P5" svg:width="1.3217in" svg:height="0.2606in" svg:x="0.4764in" svg:y="2.9925in"><text:p text:style-name="P1">Classes</text:p><draw:enhanced-geometry svg:viewBox="0 0 21600 21600" draw:type="rectangle" draw:enhanced-path="M 0 0 L 21600 0 21600 21600 0 21600 0 0 Z N"/></draw:custom-shape><draw:custom-shape text:anchor-type="paragraph" draw:z-index="4" draw:name="Shape9" draw:style-name="gr10" draw:text-style-name="P5" svg:width="1.478in" svg:height="0.2996in" svg:x="5.4189in" svg:y="2.9665in"><text:p text:style-name="P1">Game_Actions</text:p><draw:enhanced-geometry svg:viewBox="0 0 21600 21600" draw:type="rectangle" draw:enhanced-path="M 0 0 L 21600 0 21600 21600 0 21600 0 0 Z N"/></draw:custom-shape><draw:custom-shape text:anchor-type="paragraph" draw:z-index="5" draw:name="Shape2" draw:style-name="gr9" draw:text-style-name="P5" svg:width="0.1697in" svg:height="0.1598in" svg:x="3.6472in" svg:y="1.5563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Shape3" draw:style-name="gr2" draw:text-style-name="P6" svg:x1="3.6807in" svg:y1="0.7209in" svg:x2="3.726in" svg:y2="1.5563in"><text:p/></draw:line><draw:custom-shape text:anchor-type="paragraph" draw:z-index="7" draw:name="Shape4" draw:style-name="gr8" svg:width="0.1307in" svg:height="0.1433in" svg:x="2.5409in" svg:y="3.050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" draw:name="Shape5" draw:style-name="gr2" draw:text-style-name="P6" svg:x1="1.7972in" svg:y1="3.1134in" svg:x2="2.5409in" svg:y2="3.1232in"><text:p/></draw:line><draw:custom-shape text:anchor-type="paragraph" draw:z-index="9" draw:name="Shape10" draw:style-name="gr7" svg:width="0.124in" svg:height="0.1106in" svg:x="4.598in" svg:y="3.070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" draw:name="Shape11" draw:style-name="gr2" draw:text-style-name="P6" svg:x1="4.7217in" svg:y1="3.1228in" svg:x2="5.4189in" svg:y2="3.1228in"><text:p/></draw:line><draw:line text:anchor-type="paragraph" draw:z-index="11" draw:name="Shape12" draw:style-name="gr2" draw:text-style-name="P6" svg:x1="4.8067in" svg:y1="3.839in" svg:x2="4.7866in" svg:y2="3.839in"><text:p/></draw:line><draw:line text:anchor-type="paragraph" draw:z-index="12" draw:name="Shape13" draw:style-name="gr2" draw:text-style-name="P6" svg:x1="1.148in" svg:y1="3.252in" svg:x2="1.148in" svg:y2="4.5917in"><text:p/></draw:line><draw:line text:anchor-type="paragraph" draw:z-index="13" draw:name="Shape14" draw:style-name="gr2" draw:text-style-name="P6" svg:x1="1.148in" svg:y1="4.5917in" svg:x2="6.2in" svg:y2="4.5917in"><text:p/></draw:line><draw:custom-shape text:anchor-type="paragraph" draw:z-index="14" draw:name="Shape15" draw:style-name="gr6" draw:text-style-name="P5" svg:width="0.176in" svg:height="0.1476in" svg:x="6.1091in" svg:y="3.266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5" draw:name="Shape16" draw:style-name="gr2" draw:text-style-name="P6" svg:x1="6.2071in" svg:y1="4.5917in" svg:x2="6.2in" svg:y2="3.4134in"><text:p/></draw:line><draw:line text:anchor-type="paragraph" draw:z-index="16" draw:name="Shape17" draw:style-name="gr2" draw:text-style-name="P6" svg:x1="5.2236in" svg:y1="6.5083in" svg:x2="5.2429in" svg:y2="6.4819in"><text:p/></draw:line><draw:custom-shape text:anchor-type="paragraph" draw:z-index="17" draw:name="Shape18" draw:style-name="gr5" svg:width="0.1433in" svg:height="0.1205in" svg:x="3.5756in" svg:y="2.88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8" draw:name="Shape19" draw:style-name="gr2" draw:text-style-name="P6" svg:x1="3.5957in" svg:y1="1.9764in" svg:x2="3.6476in" svg:y2="2.8862in"><text:p/></draw:line><draw:custom-shape text:anchor-type="paragraph" draw:z-index="19" draw:name="Shape20" draw:style-name="gr4" draw:text-style-name="P5" svg:width="0.1433in" svg:height="0.124in" svg:x="3.0291in" svg:y="1.768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0" draw:name="Shape21" draw:style-name="gr2" draw:text-style-name="P6" svg:x1="3.0291in" svg:y1="1.8343in" svg:x2="1.05in" svg:y2="1.828in"><text:p/></draw:line><draw:line text:anchor-type="paragraph" draw:z-index="21" draw:name="Shape22" draw:style-name="gr2" draw:text-style-name="P6" svg:x1="1.0429in" svg:y1="1.828in" svg:x2="1.05in" svg:y2="2.9862in"><text:p/></draw:line><draw:line text:anchor-type="paragraph" draw:z-index="22" draw:name="Shape23" draw:style-name="gr2" draw:text-style-name="P6" svg:x1="5.9071in" svg:y1="2.9669in" svg:x2="5.7835in" svg:y2="2.8008in"><text:p/></draw:line><draw:line text:anchor-type="paragraph" draw:z-index="23" draw:name="Shape23" draw:style-name="gr2" draw:text-style-name="P6" svg:x1="5.7252in" svg:y1="2.7323in" svg:x2="5.6016in" svg:y2="2.5661in"><text:p/></draw:line><draw:line text:anchor-type="paragraph" draw:z-index="24" draw:name="Shape23" draw:style-name="gr2" draw:text-style-name="P6" svg:x1="5.5425in" svg:y1="2.5114in" svg:x2="5.4189in" svg:y2="2.3453in"><text:p/></draw:line><draw:line text:anchor-type="paragraph" draw:z-index="25" draw:name="Shape23" draw:style-name="gr2" draw:text-style-name="P6" svg:x1="5.3472in" svg:y1="2.2508in" svg:x2="5.2236in" svg:y2="2.0846in"><text:p/></draw:line><draw:line text:anchor-type="paragraph" draw:z-index="26" draw:name="Shape23" draw:style-name="gr2" draw:text-style-name="P6" svg:x1="5.1583in" svg:y1="2.0161in" svg:x2="5.0346in" svg:y2="1.85in"><text:p/></draw:line><draw:line text:anchor-type="paragraph" draw:z-index="27" draw:name="Shape23" draw:style-name="gr2" draw:text-style-name="P6" svg:x1="4.9764in" svg:y1="1.7815in" svg:x2="4.8528in" svg:y2="1.6154in"><text:p/></draw:line><draw:line text:anchor-type="paragraph" draw:z-index="28" draw:name="Shape23" draw:style-name="gr2" draw:text-style-name="P6" svg:x1="4.8063in" svg:y1="1.5535in" svg:x2="4.6827in" svg:y2="1.3874in"><text:p/></draw:line><draw:line text:anchor-type="paragraph" draw:z-index="29" draw:name="Shape23" draw:style-name="gr2" draw:text-style-name="P6" svg:x1="4.6508in" svg:y1="1.3461in" svg:x2="4.5272in" svg:y2="1.1799in"><text:p/></draw:line><draw:line text:anchor-type="paragraph" draw:z-index="30" draw:name="Shape23" draw:style-name="gr2" draw:text-style-name="P6" svg:x1="4.4874in" svg:y1="1.1181in" svg:x2="4.3638in" svg:y2="0.952in"><text:p/></draw:line><draw:custom-shape text:anchor-type="paragraph" draw:z-index="31" draw:name="Shape24" draw:style-name="gr3" svg:width="0.1161in" svg:height="0.3012in" draw:transform="rotate (0.80930917414977) translate (4.06597222222222in 0.744444444444444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2" draw:name="Shape25" draw:style-name="gr2" draw:text-style-name="P6" svg:x1="3.1465in" svg:y1="0.5717in" svg:x2="0.6854in" svg:y2="0.5909in"><text:p/></draw:line><draw:line text:anchor-type="paragraph" draw:z-index="33" draw:name="Shape26" draw:style-name="gr2" draw:text-style-name="P6" svg:x1="0.6854in" svg:y1="0.5717in" svg:x2="0.7244in" svg:y2="2.8406in"><text:p/></draw:line><draw:custom-shape text:anchor-type="paragraph" draw:z-index="34" draw:name="Shape27" draw:style-name="gr1" draw:text-style-name="P5" svg:width="0.137in" svg:height="0.1524in" svg:x="0.6528in" svg:y="2.84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5T11:45:22.589391128</meta:creation-date>
    <dc:date>2020-04-05T12:15:49.975207092</dc:date>
    <meta:editing-duration>PT30M21S</meta:editing-duration>
    <meta:editing-cycles>10</meta:editing-cycles>
    <meta:generator>LibreOffice/6.3.5.2$Linux_X86_64 LibreOffice_project/30$Build-2</meta:generator>
    <meta:document-statistic meta:table-count="0" meta:image-count="0" meta:object-count="0" meta:page-count="1" meta:paragraph-count="8" meta:word-count="16" meta:character-count="123" meta:non-whitespace-character-count="115"/>
  </office:meta>
</office:document-meta>
</file>